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1.4772in" fo:margin-right="0in" fo:line-height="125%" fo:text-indent="0in" style:auto-text-indent="false"/>
      <style:text-properties style:font-name="Courier New" fo:font-size="10pt" fo:font-weight="normal" style:font-size-asian="10pt" style:font-weight-asian="normal" style:font-size-complex="10pt" style:font-weight-complex="normal"/>
    </style:style>
    <style:style style:name="P2" style:family="paragraph" style:parent-style-name="Standard">
      <style:paragraph-properties fo:margin-left="1.4772in" fo:margin-right="0in" fo:line-height="125%" fo:text-indent="0in" style:auto-text-indent="false"/>
      <style:text-properties style:font-name="Courier New" fo:font-size="10pt" fo:font-weight="bold" style:font-size-asian="10pt" style:font-weight-asian="bold" style:font-size-complex="10pt" style:font-weight-complex="bold"/>
    </style:style>
    <style:style style:name="P3" style:family="paragraph" style:parent-style-name="Standard">
      <style:paragraph-properties fo:margin-left="1.4772in" fo:margin-right="0in" fo:line-height="125%" fo:text-indent="0in" style:auto-text-indent="false"/>
      <style:text-properties style:font-name="Courier New" fo:font-size="10pt" style:font-size-asian="10pt" style:font-size-complex="10pt"/>
    </style:style>
    <style:style style:name="P4" style:family="paragraph" style:parent-style-name="Standard">
      <style:text-properties style:font-name="Courier New" fo:font-size="12pt" style:font-size-asian="12pt" style:font-size-complex="12pt"/>
    </style:style>
    <style:style style:name="P5" style:family="paragraph" style:parent-style-name="Standard">
      <style:text-properties fo:color="#000066" style:font-name="Courier New" fo:font-size="12pt" style:font-size-asian="12pt" style:font-size-complex="12pt"/>
    </style:style>
    <style:style style:name="P6" style:family="paragraph" style:parent-style-name="Preformatted_20_Text">
      <style:paragraph-properties fo:line-height="125%"/>
      <style:text-properties style:font-name="Courier New" fo:font-size="11pt" style:font-size-asian="11pt" style:font-size-complex="11pt"/>
    </style:style>
    <style:style style:name="P7" style:family="paragraph" style:parent-style-name="Preformatted_20_Text">
      <style:paragraph-properties fo:line-height="125%"/>
      <style:text-properties style:font-name="Times New Roman" fo:font-size="12pt" fo:font-weight="normal" style:font-size-asian="12pt" style:font-weight-asian="normal" style:font-size-complex="12pt" style:font-weight-complex="normal"/>
    </style:style>
    <style:style style:name="P8" style:family="paragraph" style:parent-style-name="Preformatted_20_Text" style:list-style-name="L1">
      <style:paragraph-properties fo:line-height="125%"/>
      <style:text-properties style:font-name="Times New Roman" fo:font-size="12pt" fo:font-weight="normal" style:font-size-asian="12pt" style:font-weight-asian="normal" style:font-size-complex="12pt" style:font-weight-complex="normal"/>
    </style:style>
    <style:style style:name="P9" style:family="paragraph" style:parent-style-name="Preformatted_20_Text" style:list-style-name="L2">
      <style:paragraph-properties fo:line-height="125%"/>
      <style:text-properties style:font-name="Times New Roman" fo:font-size="12pt" fo:font-weight="normal" style:font-size-asian="12pt" style:font-weight-asian="normal" style:font-size-complex="12pt" style:font-weight-complex="normal"/>
    </style:style>
    <style:style style:name="P10" style:family="paragraph" style:parent-style-name="Preformatted_20_Text">
      <style:paragraph-properties fo:line-height="125%"/>
      <style:text-properties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line-height="125%"/>
      <style:text-properties style:font-name="Times New Roman" fo:font-size="12pt" style:font-size-asian="12pt" style:font-size-complex="12pt"/>
    </style:style>
    <style:style style:name="P12" style:family="paragraph" style:parent-style-name="Preformatted_20_Text">
      <style:paragraph-properties fo:line-height="125%"/>
      <style:text-properties fo:color="#000066" style:font-name="Times New Roman" fo:font-size="12pt" style:font-size-asian="12pt" style:font-size-complex="12pt"/>
    </style:style>
    <style:style style:name="P13" style:family="paragraph" style:parent-style-name="Preformatted_20_Text">
      <style:paragraph-properties fo:margin-left="1.4772in" fo:margin-right="0in" fo:line-height="125%" fo:text-indent="0in" style:auto-text-indent="false"/>
      <style:text-properties style:font-name="Times New Roman" fo:font-size="10pt" style:font-size-asian="10pt" style:font-size-complex="10pt"/>
    </style:style>
    <style:style style:name="P14" style:family="paragraph" style:parent-style-name="Preformatted_20_Text">
      <style:paragraph-properties fo:margin-left="1.4772in" fo:margin-right="0in" fo:line-height="125%" fo:text-indent="0in" style:auto-text-indent="false"/>
      <style:text-properties style:font-name="Courier New" fo:font-size="10pt" style:font-size-asian="10pt" style:font-size-complex="10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color="#000066"/>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color="#006699" fo:font-weight="bold"/>
    </style:style>
    <style:style style:name="T10" style:family="text">
      <style:text-properties fo:color="#006699" fo:font-style="normal" fo:font-weight="bold"/>
    </style:style>
    <style:style style:name="T11" style:family="text">
      <style:text-properties fo:color="#006699" fo:font-size="14pt" fo:font-style="normal" fo:font-weight="bold" style:font-size-asian="12pt" style:font-size-complex="12pt"/>
    </style:style>
    <style:style style:name="T12" style:family="text">
      <style:text-properties fo:font-style="normal" fo:font-weight="bold"/>
    </style:style>
    <style:style style:name="T13" style:family="text">
      <style:text-properties fo:font-style="normal" fo:font-weight="normal"/>
    </style:style>
    <style:style style:name="T14" style:family="text">
      <style:text-properties style:font-name="IsabelleText" fo:font-size="14pt" fo:font-style="normal" fo:font-weight="normal"/>
    </style:style>
    <style:style style:name="T15" style:family="text">
      <style:text-properties fo:font-size="14pt" fo:font-style="normal" fo:font-weight="normal"/>
    </style:style>
    <style:style style:name="T16" style:family="text">
      <style:text-properties fo:font-size="14pt" fo:font-style="normal" fo:font-weight="normal" style:font-size-asian="12pt" style:font-size-complex="12pt"/>
    </style:style>
    <style:style style:name="T17" style:family="text">
      <style:text-properties fo:color="#009966" style:font-name="IsabelleText" fo:font-size="14pt" fo:font-style="normal" fo:font-weight="bold"/>
    </style:style>
    <style:style style:name="T18" style:family="text">
      <style:text-properties fo:color="#009966" fo:font-size="14pt" fo:font-style="normal" fo:font-weight="bold"/>
    </style:style>
    <style:style style:name="T19" style:family="text">
      <style:text-properties fo:color="#009966" fo:font-style="normal" fo:font-weight="bold"/>
    </style:style>
    <style:style style:name="T20" style:family="text">
      <style:text-properties fo:color="#ff00cc"/>
    </style:style>
    <style:style style:name="T21" style:family="text">
      <style:text-properties fo:color="#ff00cc" style:font-name="IsabelleText" fo:font-size="14pt" fo:font-style="normal" fo:font-weight="normal"/>
    </style:style>
    <style:style style:name="T22" style:family="text">
      <style:text-properties fo:color="#ff00cc" fo:font-size="14pt" fo:font-style="normal" fo:font-weight="normal"/>
    </style:style>
    <style:style style:name="T23" style:family="text">
      <style:text-properties fo:color="#ff00cc"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ster's Thesis Proposal</text:p>
      <text:p text:style-name="P11">Thomas Logan</text:p>
      <text:p text:style-name="P11"/>
      <text:p text:style-name="P10">Summary</text:p>
      <text:p text:style-name="P11"><text:tab/>The goal of this master's thesis is to the develop formal and mechanically verified proofs of useful properties about communication in Concurrent ML[?]. <text:s/>This work will build on Reppy's and Xiao's static analysis algorithm for computing sound approximations of communication topologies[?]. <text:s/>We will define a small-step operational semantics for Concurrent ML that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11"/>
      <text:p text:style-name="P10">Overview</text:p>
      <text:p text:style-name="P11"><text:tab/>Concurrent programming languages provide features to specify a range of evaluation orders between atomic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1"><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1"/>
      <text:p text:style-name="P13"><text:span text:style-name="T2">type</text:span><text:span text:style-name="T1"> thread_id</text:span></text:p>
      <text:p text:style-name="P14"><text:span text:style-name="T3">val</text:span> spawn<text:span text:style-name="T4">: </text:span>(unit <text:span text:style-name="T4">-&gt;</text:span> unit) -&gt; thread_id</text:p>
      <text:p text:style-name="P11"/>
      <text:p text:style-name="P11">Processes communicate by having shared access to a common channel. <text:s/>A channel can be used to either send data or receive data. <text:s/>When a process sends on a channel, another process must receive on the same channel before the sending process can continue. <text:s/>Likewise, when a process receives on a <text:soft-page-break/>channel, another process must send on the same channel before the receiving process can continue.</text:p>
      <text:p text:style-name="P11"/>
      <text:p text:style-name="P14"><text:span text:style-name="T3">type</text:span> 'a chan</text:p>
      <text:p text:style-name="P14"><text:span text:style-name="T3">val</text:span> recv: 'a chan -&gt; 'a</text:p>
      <text:p text:style-name="P14"><text:span text:style-name="T3">val</text:span> send: ('a chan * 'a) -&gt; unit</text:p>
      <text:p text:style-name="P11"/>
      <text:p text:style-name="P11">A given channel can have any arbitrary number of processes sending or receiving data on it over the course of the program's execution. <text:s/>A simple example derived from one used by Reppy and Xiao illustrates these essential features of Concurrent ML.</text:p>
      <text:p text:style-name="P6"/>
      <text:p text:style-name="P3"><text:span text:style-name="T3">datatype</text:span> serv = <text:span text:style-name="T4">S</text:span> <text:span text:style-name="T3">of</text:span><text:span text:style-name="T4"> (int * int chan) chan </text:span></text:p>
      <text:p text:style-name="P1"/>
      <text:p text:style-name="P3"><text:span text:style-name="T3">fun</text:span><text:span text:style-name="T4"> mkServer () </text:span>= <text:span text:style-name="T3">let</text:span> </text:p>
      <text:p text:style-name="P3"><text:span text:style-name="T3"><text:s text:c="2"/>val</text:span> reqCh = channel()</text:p>
      <text:p text:style-name="P3"><text:span text:style-name="T3"><text:s text:c="2"/>fun</text:span> loop state = <text:span text:style-name="T3">let</text:span></text:p>
      <text:p text:style-name="P3"><text:span text:style-name="T3"><text:s text:c="4"/>val </text:span>(v, replCh) = recv reqCh</text:p>
      <text:p text:style-name="P3"><text:s text:c="4"/><text:span text:style-name="T3">val</text:span> x = state * v</text:p>
      <text:p text:style-name="P3"><text:span text:style-name="T3"><text:s text:c="2"/>in</text:span> </text:p>
      <text:p text:style-name="P3"><text:s text:c="4"/>send(replCh, x);</text:p>
      <text:p text:style-name="P3"><text:s text:c="4"/>loop (rem (state + 1, 7)) </text:p>
      <text:p text:style-name="P3"><text:span text:style-name="T3"><text:s text:c="2"/>end</text:span> <text:s text:c="3"/></text:p>
      <text:p text:style-name="P2">in</text:p>
      <text:p text:style-name="P3"><text:span text:style-name="T3"><text:s text:c="2"/></text:span>spawn (<text:span text:style-name="T3">fn</text:span> () =&gt; loop 0);</text:p>
      <text:p text:style-name="P3"><text:s text:c="2"/>S reqCh</text:p>
      <text:p text:style-name="P3"><text:span text:style-name="T3">end</text:span> </text:p>
      <text:p text:style-name="P3"/>
      <text:p text:style-name="P3"><text:span text:style-name="T3">fun</text:span> call (server, v) = <text:span text:style-name="T3">let</text:span> </text:p>
      <text:p text:style-name="P3"><text:s text:c="2"/><text:span text:style-name="T3">val</text:span> S reqCh = server</text:p>
      <text:p text:style-name="P3"><text:span text:style-name="T3"><text:s text:c="2"/>val</text:span> replCh = channel </text:p>
      <text:p text:style-name="P3"><text:span text:style-name="T3">in</text:span> </text:p>
      <text:p text:style-name="P3"><text:s text:c="2"/>send (reqCh, (v, replCh));</text:p>
      <text:p text:style-name="P3"><text:s text:c="2"/>recv replCh </text:p>
      <text:p text:style-name="P2">end</text:p>
      <text:p text:style-name="P11"/>
      <text:p text:style-name="P11"><text:span text:style-name="T5">The function </text:span><text:span text:style-name="T1">mkServer</text:span><text:span text:style-name="T5"> </text:span>creates a new server. <text:s/>It creates a new channel <text:span text:style-name="T1">reqCh</text:span>, from which the server will receive requests. <text:s/>The sever behavior is defined by the infinite loop <text:span text:style-name="T1">loop</text:span><text:span text:style-name="T5">, which takes a number as the state of each iteration</text:span>. <text:s/>Each iteration, the server tries to receive requests on <text:span text:style-name="T1">reqCh</text:span>. <text:s/>It expects the request to be composed of a number <text:span text:style-name="T1">v</text:span> and a channel <text:span text:style-name="T1">replCh</text:span>, through which to reply. <text:s/>It computes a new value using the request's number <text:span text:style-name="T1">v</text:span> and the <text:span text:style-name="T1">state</text:span> then sends the new value back to the client through <text:span text:style-name="T1">replCh</text:span> by calling <text:span text:style-name="T1">send(replCh, x)</text:span>. <text:s/>It initiates the next iteration of the loop by calling <text:span text:style-name="T1">loop</text:span><text:span text:style-name="T5"> with</text:span> a new state. <text:s/>The server is started in a new process by calling <text:s/><text:span text:style-name="T1">spawn (</text:span><text:span text:style-name="T2">fn</text:span><text:span text:style-name="T1"> () =&gt; loop 0)</text:span><text:span text:style-name="T5">. <text:s text:c="2"/>A handle to the new server is returned as </text:span><text:span text:style-name="T1">reqCh</text:span><text:span text:style-name="T5"> wrapped in the constructor </text:span><text:span text:style-name="T1">S</text:span><text:span text:style-name="T5">. <text:s/>The function </text:span><text:span text:style-name="T1">call</text:span><text:span text:style-name="T5"> makes a request to a server </text:span><text:span text:style-name="T1">server</text:span><text:span text:style-name="T5"> with a number </text:span><text:span text:style-name="T1">v</text:span><text:span text:style-name="T5"> and returns the number from the </text:span><text:soft-page-break/><text:span text:style-name="T5">server's reply. <text:s/>It extracts the request channel </text:span><text:span text:style-name="T1">reqCh</text:span><text:span text:style-name="T5"> from the server handle and creates a new channel </text:span><text:span text:style-name="T1">replCh</text:span><text:span text:style-name="T5">, from which the client will receive replies. <text:s/>It makes a request to the server with the number </text:span><text:span text:style-name="T1">v</text:span><text:span text:style-name="T5"> and the reply channel </text:span><text:span text:style-name="T1">replCh</text:span><text:span text:style-name="T5"> by calling </text:span><text:span text:style-name="T1">send (reqCh, (v, replCh))</text:span><text:span text:style-name="T5">. <text:s/>Then it receives the reply with the new number by calling </text:span><text:span text:style-name="T1">recv replCh</text:span><text:span text:style-name="T5">.</text:span></text:p>
      <text:p text:style-name="P11"/>
      <text:p text:style-name="P1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doesn't need to consider states where other processes are also trying to communicate on the same channel, since the course-grain interleaving ensures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11"><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and sends data only once.</text:p>
      <text:p text:style-name="P11"><text:tab/>A static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11"/>
      <text:p text:style-name="P11"><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1"><text:soft-page-break/><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Using the control-flow graph, the algorithm then performs data-flow analysis in order to determine a mapping from program points to all possible control paths leading into the respective program points. <text:s/>The algorithm determines the program points for sends and receives per channel variable, using the mappings to abstract values. <text:s/>Then it uses the mapping to control paths to determine all control paths that send or receive on each channel, from which it classifies channels as one-shot, fan-out, and so on.</text:p>
      <text:p text:style-name="P11"><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1"/>
      <text:p text:style-name="P11"><text:tab/><text:span text:style-name="T6">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span></text:p>
      <text:p text:style-name="P12"><text:tab/>Although Isabelle is described as a proof assistant[?], it is actually an extensible logic system, encompassing both proving and programming. <text:s/>Its ability to check that proofs satisfy propositions is simply one instance of its verification capabilities. <text:s/>It can also check that program terms satisfy types, similar to other programming systems for ML[?]. <text:s/>Although proofs and propositions are isomorphic to terms and types, respectively, Isabelle treats the two concepts distinctly. <text:s/>The practical uses for terms are quite different from that of proofs. <text:s/>If a <text:span text:style-name="T8">term</text:span> satisfies a <text:span text:style-name="T8">type</text:span>, then the term has utility for the data or computation it represents. <text:s/>The type is only valuable for confirming or denying the usage of a term. <text:s/>In contrast, once a <text:span text:style-name="T8">proof</text:span> satisfies a <text:span text:style-name="T8">proposition</text:span>, the proof becomes irrelevant, while the proposition is elevated to a theorem. <text:s/>The theorem is useful on its own without regard to any particular proof.</text:p>
      <text:p text:style-name="P12"><text:tab/>In Isabelle, terms of type <text:span text:style-name="T1">bool</text:span> are also propositions, which may be elevated to theorems given <text:soft-page-break/>a proof. <text:s/>Similar to other programming languages, type <text:span text:style-name="T1">bool</text:span> can be satisfied by values <text:span text:style-name="T1">True</text:span> or <text:span text:style-name="T1">False</text:span>. <text:s/>In contrast to other programming languages, additional structures can be defined to take zero or more terms of any type as input to construct a new term of type <text:span text:style-name="T1">bool</text:span>. <text:s/>These new boolean terms are actually of little use in programs. <text:s/>Boolean operators like <text:span text:style-name="T1">AND</text:span> or <text:span text:style-name="T1">OR</text:span> cannot reduce them as with <text:span text:style-name="T1">False</text:span> or <text:span text:style-name="T1">True</text:span>. <text:s/>In fact, their utility is in theorem proving. <text:s/>Boolean constructors are defined by inductive definitions that declare the set of inference rules, where each inference rule defines the conditions necessary for a construction of the new term to be considered valid. <text:s/>Each rule is named allowing it to be used in proofs of propositions involving the new boolean structures, or constructors. <text:s/>In truth, <text:span text:style-name="T1">True</text:span> and <text:span text:style-name="T1">False</text:span> are not primitive values, but actually just named instances of other inductively defined structures.</text:p>
      <text:p text:style-name="P12"/>
      <text:p text:style-name="P5"><text:span text:style-name="T12">definition</text:span><text:span text:style-name="T13"> True :: bool<text:line-break/> <text:s/></text:span><text:span text:style-name="T12">where</text:span><text:span text:style-name="T13"> </text:span><text:span text:style-name="T13">"True ≡ ((λx::bool. x) = (λx. x))"</text:span></text:p>
      <text:p text:style-name="P5"><text:span text:style-name="T13"/></text:p>
      <text:p text:style-name="P5"><text:span text:style-name="T12">definition</text:span><text:span text:style-name="T13"> False :: bool<text:line-break/> <text:s/></text:span><text:span text:style-name="T12">where</text:span><text:span text:style-name="T13"> "False ≡ (∀P. P)"</text:span></text:p>
      <text:p text:style-name="P4"/>
      <text:p text:style-name="P10"/>
      <text:p text:style-name="P10">Hypothesis</text:p>
      <text:p text:style-name="P11"><text:tab/>We will derive a static analysis from Reppy's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10"/>
      <text:p text:style-name="P10">Evaluation</text:p>
      <text:p text:style-name="P10"><text:tab/><text:span text:style-name="T4">The main contributions of this work will be formal and mechanically verified proofs of a static analysis derived from Reppy's and Xiao's analysis.</text:span></text:p>
      <text:p text:style-name="P7"/>
      <text:p text:style-name="P10">Architecture</text:p>
      <text:p text:style-name="P11"><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text:soft-page-break/>ignored in favor of verification. <text:s/>We will not rely on intermediate map or graph structures, which Reppy and Xiao used for efficient computation. <text:s/>In order to relate our analysis to the operational semantics, we will borrow Reppy's and Xiao's strategy of stepping between sets of control paths tied to terms.</text:p>
      <text:p text:style-name="P11"><text:tab/>In this thesis work, we are interested in communication soundness, rather than flow soundness. Nevertheless, it may be useful to prove additional flow soundness theorems both for debugging purposes, and to ensure adequacy of the theorems we prove successfully.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11"><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a language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the previous example illustrates the restrictive grammar applied to Concurrent ML.</text:p>
      <text:p text:style-name="P11"/>
      <text:p text:style-name="P3"><text:span text:style-name="T3">let</text:span><text:span text:style-name="T4"> mkServer = </text:span><text:span text:style-name="T3">fun</text:span><text:span text:style-name="T4"> f () =&gt;</text:span></text:p>
      <text:p text:style-name="P3"><text:span text:style-name="T3"><text:s text:c="2"/>let </text:span>reqCh = channel () <text:span text:style-name="T3">in</text:span></text:p>
      <text:p text:style-name="P3"><text:span text:style-name="T3"><text:s text:c="2"/>let </text:span>loop = <text:span text:style-name="T3">fun</text:span> loop state =&gt;</text:p>
      <text:p text:style-name="P3"><text:s text:c="4"/><text:span text:style-name="T3">let </text:span><text:span text:style-name="T4">req</text:span><text:span text:style-name="T3"> </text:span>= recv reqCh <text:span text:style-name="T3">in</text:span></text:p>
      <text:p text:style-name="P3"><text:span text:style-name="T3"><text:s text:c="4"/>let</text:span><text:span text:style-name="T4"> v = fst req </text:span><text:span text:style-name="T3">in</text:span></text:p>
      <text:p text:style-name="P3"><text:span text:style-name="T3"><text:s text:c="4"/>let</text:span><text:span text:style-name="T4"> replCh = snd req </text:span><text:span text:style-name="T3">in</text:span></text:p>
      <text:p text:style-name="P3"><text:s text:c="4"/><text:span text:style-name="T3">let</text:span> x = state * v <text:span text:style-name="T3">in</text:span></text:p>
      <text:p text:style-name="P3"><text:span text:style-name="T3"><text:s text:c="4"/>let</text:span><text:span text:style-name="T4"> p = (reply, x) </text:span><text:span text:style-name="T3">in</text:span></text:p>
      <text:p text:style-name="P3"><text:s text:c="4"/><text:span text:style-name="T3">let</text:span> u1 = send p <text:span text:style-name="T3">in</text:span></text:p>
      <text:p text:style-name="P3"><text:span text:style-name="T3"><text:s text:c="4"/>let</text:span><text:span text:style-name="T4"> s1 = 1 </text:span><text:span text:style-name="T3">in</text:span></text:p>
      <text:p text:style-name="P3"><text:span text:style-name="T3"><text:s text:c="4"/>let</text:span><text:span text:style-name="T4"> s2 = state + s1 </text:span><text:span text:style-name="T3">in</text:span></text:p>
      <text:p text:style-name="P3"><text:span text:style-name="T3"><text:s text:c="4"/>let</text:span><text:span text:style-name="T4"> s7 = 7 </text:span><text:span text:style-name="T3">in</text:span></text:p>
      <text:p text:style-name="P3"><text:span text:style-name="T3"><text:s text:c="4"/>let</text:span><text:span text:style-name="T4"> sp = (s2, s7) </text:span><text:span text:style-name="T3">in</text:span></text:p>
      <text:p text:style-name="P3"><text:span text:style-name="T3"><text:s text:c="4"/>let</text:span><text:span text:style-name="T4"> r = rem sp </text:span><text:span text:style-name="T3">in</text:span></text:p>
      <text:p text:style-name="P3"><text:s text:c="4"/><text:span text:style-name="T3">let</text:span> lres = loop r <text:span text:style-name="T3">in</text:span></text:p>
      <text:p text:style-name="P3"><text:span text:style-name="T3"><text:s text:c="4"/></text:span><text:span text:style-name="T4">lres</text:span><text:span text:style-name="T3"> </text:span></text:p>
      <text:p text:style-name="P3"><text:span text:style-name="T3"><text:s text:c="2"/>let _ = </text:span>spawn (</text:p>
      <text:p text:style-name="P3"><text:s text:c="4"/><text:span text:style-name="T3">let</text:span> z = 0 <text:span text:style-name="T3">in</text:span></text:p>
      <text:p text:style-name="P3"><text:span text:style-name="T3"><text:s text:c="4"/>let</text:span><text:span text:style-name="T4"> sres = loop z </text:span><text:span text:style-name="T3">in</text:span></text:p>
      <text:p text:style-name="P3"><text:span text:style-name="T3"><text:s text:c="4"/></text:span><text:span text:style-name="T4">sres</text:span></text:p>
      <text:p text:style-name="P3"><text:soft-page-break/><text:span text:style-name="T3"><text:s text:c="2"/></text:span>) <text:span text:style-name="T3">in</text:span></text:p>
      <text:p text:style-name="P3"><text:s text:c="2"/><text:span text:style-name="T3">let</text:span> mres = S reqCh <text:span text:style-name="T3">in</text:span></text:p>
      <text:p text:style-name="P3"><text:span text:style-name="T3"><text:s text:c="2"/></text:span><text:span text:style-name="T4">mres</text:span></text:p>
      <text:p text:style-name="P3"/>
      <text:p text:style-name="P3"><text:span text:style-name="T3">let</text:span> call = <text:span text:style-name="T3">fun</text:span> f (server, v) =&gt;</text:p>
      <text:p text:style-name="P3"><text:s text:c="2"/><text:span text:style-name="T3">let</text:span> reqCh = <text:span text:style-name="T3">case</text:span> server <text:span text:style-name="T3">of</text:span> (S x) =&gt; x <text:span text:style-name="T3">in</text:span></text:p>
      <text:p text:style-name="P3"><text:span text:style-name="T3"><text:s text:c="2"/>let</text:span> replCh = channel () <text:span text:style-name="T3">in</text:span></text:p>
      <text:p text:style-name="P3"><text:span text:style-name="T3"><text:s text:c="2"/>let</text:span><text:span text:style-name="T4"> pl = (v, replCh) </text:span><text:span text:style-name="T3">in</text:span></text:p>
      <text:p text:style-name="P3"><text:span text:style-name="T3"><text:s text:c="2"/>let</text:span><text:span text:style-name="T4"> rp = (reqCh, pl) </text:span><text:span text:style-name="T3">in</text:span></text:p>
      <text:p text:style-name="P3"><text:s text:c="2"/><text:span text:style-name="T3">let</text:span> u2 = send rp <text:span text:style-name="T3">in</text:span></text:p>
      <text:p text:style-name="P3"><text:s text:c="2"/><text:span text:style-name="T3">let</text:span> cres = recv replCh <text:span text:style-name="T3">in</text:span></text:p>
      <text:p text:style-name="P3"><text:s text:c="2"/>cres </text:p>
      <text:p text:style-name="P2"/>
      <text:p text:style-name="P10">Deliverables</text:p>
      <text:list xml:id="list4246415272064316835" text:style-name="L1">
        <text:list-item>
          <text:p text:style-name="P8">Technical paper</text:p>
        </text:list-item>
        <text:list-item>
          <text:p text:style-name="P8">Isabelle code</text:p>
          <text:p text:style-name="P8"/>
        </text:list-item>
      </text:list>
      <text:p text:style-name="P10">References</text:p>
      <text:p text:style-name="P7">...</text:p>
      <text:p text:style-name="P10"/>
      <text:p text:style-name="P10">Schedule</text:p>
      <text:list xml:id="list3904266620469302984" text:style-name="L2">
        <text:list-item>
          <text:p text:style-name="P9">Define the syntax of Concurrent ML using Isabelle/HOL</text:p>
        </text:list-item>
        <text:list-item>
          <text:p text:style-name="P9">Define the operational semantics</text:p>
        </text:list-item>
        <text:list-item>
          <text:p text:style-name="P9">Define communication topologies in terms of operational semantics</text:p>
        </text:list-item>
        <text:list-item>
          <text:p text:style-name="P9">Construct proofs that simple programs adhere to communication topology definitions</text:p>
        </text:list-item>
        <text:list-item>
          <text:p text:style-name="P9">Define constraint-based analysis</text:p>
        </text:list-item>
        <text:list-item>
          <text:p text:style-name="P9">Construct proofs that analysis is informative with respect to example programs</text:p>
        </text:list-item>
        <text:list-item>
          <text:p text:style-name="P9">Construct proofs that the analysis is sound</text:p>
        </text:list-item>
        <text:list-item>
          <text:p text:style-name="P9">Develop an algorithm that takes a program and determines values described by the analysis</text:p>
        </text:list-item>
        <text:list-item>
          <text:p text:style-name="P9">Prove the analysis is computable using the algorithm.</text:p>
        </text:list-item>
        <text:list-item>
          <text:p text:style-name="P9">(Optional: Extend the definitions and proofs with <text:span text:style-name="T1">choose_evt</text:span>)</text:p>
        </text:list-item>
        <text:list-item>
          <text:p text:style-name="P9">(Optional: Extend the definitions and proofs with <text:span text:style-name="T1">then_evt</text:span>)</text:p>
        </text:list-item>
        <text:list-item>
          <text:p text:style-name="P9">Write technical paper</text:p>
        </text:list-item>
        <text:list-item>
          <text:p text:style-name="P9">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29T19:54:02</dc:date>
    <dc:creator>Thomas Logan</dc:creator>
    <meta:generator>OpenOffice/4.1.3$Unix OpenOffice.org_project/413m1$Build-9783</meta:generator>
    <meta:editing-duration>P13DT3H1S</meta:editing-duration>
    <meta:editing-cycles>128</meta:editing-cycles>
    <meta:document-statistic meta:table-count="0" meta:image-count="0" meta:object-count="0" meta:page-count="7" meta:paragraph-count="105" meta:word-count="2879" meta:character-count="17866"/>
  </office:meta>
</office:document-meta>
</file>